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1000001278305AD2E93D466D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8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2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2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862cm" svg:x="1cm" svg:y="1.418cm">
          <draw:image xlink:href="Pictures/1000020100000D1000001278305AD2E93D466D38.png" xlink:type="simple" xlink:show="embed" xlink:actuate="onLoad">
            <text:p/>
          </draw:image>
        </draw:frame>
        <draw:frame draw:style-name="gr2" draw:text-style-name="P2" draw:layer="layout" svg:width="1.328cm" svg:height="1.195cm" svg:x="4.302cm" svg:y="4.758cm">
          <draw:text-box>
            <text:p><text:span text:style-name="T1">@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2T09:48:22.202613067</dc:date>
    <meta:editing-duration>PT22M58S</meta:editing-duration>
    <meta:editing-cycles>4</meta:editing-cycles>
    <meta:generator>LibreOffice/6.0.7.3$Linux_X86_64 LibreOffice_project/00m0$Build-3</meta:generator>
    <meta:document-statistic meta:object-count="2"/>
  </office:meta>
</office:document-meta>
</file>